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4.8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93.6pt"/>
    </style:style>
    <style:style style:name="co6" style:family="table-column">
      <style:table-column-properties fo:break-before="auto" style:column-width="8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0000cc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00cc"/>
    </style:style>
    <style:style style:name="ce9" style:family="table-cell" style:parent-style-name="Default">
      <style:table-cell-properties fo:background-color="#0000ff"/>
    </style:style>
    <style:style style:name="ce21" style:family="table-cell" style:parent-style-name="Default">
      <style:text-properties style:font-name="Liberation Sans" style:font-name-asian="DejaVu Sans" style:font-name-complex="FreeSans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#0000cc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cc00"/>
    </style:style>
    <style:style style:name="ce30" style:family="table-cell" style:parent-style-name="Default">
      <style:table-cell-properties fo:background-color="#cc00cc"/>
    </style:style>
    <style:style style:name="ce31" style:family="table-cell" style:parent-style-name="Default">
      <style:table-cell-properties fo:background-color="#0000ff"/>
    </style:style>
    <style:style style:name="ce32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b2b2b2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PowerEdge R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pute/dollar</text:p>
          </table:table-cell>
          <table:table-cell office:value-type="string" calcext:value-type="string">
            <text:p>core/dollar</text:p>
          </table:table-cell>
          <table:table-cell office:value-type="string" calcext:value-type="string">
            <text:p>core-compute/doll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094" calcext:value-type="float">
            <text:p>2094</text:p>
          </table:table-cell>
          <table:table-cell table:formula="of:=[.B3]*[.D3]/[.E3]" office:value-type="float" office:value="0.0173829990448902" calcext:value-type="float">
            <text:p>0.017382999</text:p>
          </table:table-cell>
          <table:table-cell table:formula="of:=[.B3]/[.E3]" office:value-type="float" office:value="0.00668576886341929" calcext:value-type="float">
            <text:p>0.0066857689</text:p>
          </table:table-cell>
          <table:table-cell table:formula="of:=([.B3]^2)*[.D3]/[.E3]" office:value-type="float" office:value="0.243361986628462" calcext:value-type="float">
            <text:p>0.2433619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8 v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226" calcext:value-type="float">
            <text:p>3226</text:p>
          </table:table-cell>
          <table:table-cell table:formula="of:=[.B4]*[.D4]/[.E4]" office:value-type="float" office:value="0.0136391816491011" calcext:value-type="float">
            <text:p>0.0136391816</text:p>
          </table:table-cell>
          <table:table-cell table:formula="of:=[.B4]/[.E4]" office:value-type="float" office:value="0.00619962802231866" calcext:value-type="float">
            <text:p>0.006199628</text:p>
          </table:table-cell>
          <table:table-cell table:formula="of:=([.B4]^2)*[.D4]/[.E4]" office:value-type="float" office:value="0.272783632982021" calcext:value-type="float">
            <text:p>0.2727836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20 v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22" calcext:value-type="float">
            <text:p>422</text:p>
          </table:table-cell>
          <table:table-cell table:style-name="ce4" table:formula="of:=[.B5]*[.D5]/[.E5]" office:value-type="float" office:value="0.0398104265402844" calcext:value-type="float">
            <text:p>0.0398104265</text:p>
          </table:table-cell>
          <table:table-cell table:style-name="ce9" table:formula="of:=[.B5]/[.E5]" office:value-type="float" office:value="0.018957345971564" calcext:value-type="float">
            <text:p>0.018957346</text:p>
          </table:table-cell>
          <table:table-cell table:style-name="ce6" table:formula="of:=([.B5]^2)*[.D5]/[.E5]" office:value-type="float" office:value="0.318483412322275" calcext:value-type="float">
            <text:p>0.3184834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L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612" calcext:value-type="float">
            <text:p>612</text:p>
          </table:table-cell>
          <table:table-cell table:style-name="ce5" table:formula="of:=[.B6]*[.D6]/[.E6]" office:value-type="float" office:value="0.0294117647058823" calcext:value-type="float">
            <text:p>0.0294117647</text:p>
          </table:table-cell>
          <table:table-cell table:style-name="ce6" table:formula="of:=[.B6]/[.E6]" office:value-type="float" office:value="0.0163398692810458" calcext:value-type="float">
            <text:p>0.0163398693</text:p>
          </table:table-cell>
          <table:table-cell table:style-name="ce5" table:formula="of:=([.B6]^2)*[.D6]/[.E6]" office:value-type="float" office:value="0.294117647058823" calcext:value-type="float">
            <text:p>0.2941176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671" calcext:value-type="float">
            <text:p>671</text:p>
          </table:table-cell>
          <table:table-cell table:style-name="ce6" table:formula="of:=[.B7]*[.D7]/[.E7]" office:value-type="float" office:value="0.0327868852459016" calcext:value-type="float">
            <text:p>0.0327868852</text:p>
          </table:table-cell>
          <table:table-cell table:style-name="ce5" table:formula="of:=[.B7]/[.E7]" office:value-type="float" office:value="0.014903129657228" calcext:value-type="float">
            <text:p>0.0149031297</text:p>
          </table:table-cell>
          <table:table-cell table:style-name="ce9" table:formula="of:=([.B7]^2)*[.D7]/[.E7]" office:value-type="float" office:value="0.327868852459016" calcext:value-type="float">
            <text:p>0.3278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40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office:value-type="float" office:value="939" calcext:value-type="float">
            <text:p>939</text:p>
          </table:table-cell>
          <table:table-cell table:style-name="ce2" table:formula="of:=[.B8]*[.D8]/[.E8]" office:value-type="float" office:value="0.0255591054313099" calcext:value-type="float">
            <text:p>0.0255591054</text:p>
          </table:table-cell>
          <table:table-cell table:style-name="ce2" table:formula="of:=[.B8]/[.E8]" office:value-type="float" office:value="0.0106496272630458" calcext:value-type="float">
            <text:p>0.0106496273</text:p>
          </table:table-cell>
          <table:table-cell table:formula="of:=([.B8]^2)*[.D8]/[.E8]" office:value-type="float" office:value="0.255591054313099" calcext:value-type="float">
            <text:p>0.25559105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L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office:value-type="float" office:value="1329" calcext:value-type="float">
            <text:p>1329</text:p>
          </table:table-cell>
          <table:table-cell table:formula="of:=[.B9]*[.D9]/[.E9]" office:value-type="float" office:value="0.01790820165538" calcext:value-type="float">
            <text:p>0.0179082017</text:p>
          </table:table-cell>
          <table:table-cell table:style-name="ce7" table:formula="of:=[.B9]/[.E9]" office:value-type="float" office:value="0.0105342362678706" calcext:value-type="float">
            <text:p>0.0105342363</text:p>
          </table:table-cell>
          <table:table-cell table:formula="of:=([.B9]^2)*[.D9]/[.E9]" office:value-type="float" office:value="0.25071482317532" calcext:value-type="float">
            <text:p>0.25071482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50 v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1171" calcext:value-type="float">
            <text:p>1171</text:p>
          </table:table-cell>
          <table:table-cell table:style-name="ce7" table:formula="of:=[.B10]*[.D10]/[.E10]" office:value-type="float" office:value="0.0225448334756618" calcext:value-type="float">
            <text:p>0.0225448335</text:p>
          </table:table-cell>
          <table:table-cell table:style-name="ce8" table:formula="of:=[.B10]/[.E10]" office:value-type="float" office:value="0.0102476515798463" calcext:value-type="float">
            <text:p>0.0102476516</text:p>
          </table:table-cell>
          <table:table-cell table:formula="of:=([.B10]^2)*[.D10]/[.E10]" office:value-type="float" office:value="0.270538001707942" calcext:value-type="float">
            <text:p>0.2705380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6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445" calcext:value-type="float">
            <text:p>1445</text:p>
          </table:table-cell>
          <table:table-cell table:style-name="ce8" table:formula="of:=[.B11]*[.D11]/[.E11]" office:value-type="float" office:value="0.0193771626297578" calcext:value-type="float">
            <text:p>0.0193771626</text:p>
          </table:table-cell>
          <table:table-cell table:formula="of:=[.B11]/[.E11]" office:value-type="float" office:value="0.00968858131487889" calcext:value-type="float">
            <text:p>0.0096885813</text:p>
          </table:table-cell>
          <table:table-cell table:style-name="ce8" table:formula="of:=([.B11]^2)*[.D11]/[.E11]" office:value-type="float" office:value="0.271280276816609" calcext:value-type="float">
            <text:p>0.27128027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80 v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table:style-name="ce3" office:value-type="float" office:value="1745" calcext:value-type="float">
            <text:p>1745</text:p>
          </table:table-cell>
          <table:table-cell table:formula="of:=[.B12]*[.D12]/[.E12]" office:value-type="float" office:value="0.0192550143266476" calcext:value-type="float">
            <text:p>0.0192550143</text:p>
          </table:table-cell>
          <table:table-cell table:formula="of:=[.B12]/[.E12]" office:value-type="float" office:value="0.00802292263610315" calcext:value-type="float">
            <text:p>0.0080229226</text:p>
          </table:table-cell>
          <table:table-cell table:formula="of:=([.B12]^2)*[.D12]/[.E12]" office:value-type="float" office:value="0.269570200573066" calcext:value-type="float">
            <text:p>0.269570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3 v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1846" calcext:value-type="float">
            <text:p>1846</text:p>
          </table:table-cell>
          <table:table-cell table:formula="of:=[.B13]*[.D13]/[.E13]" office:value-type="float" office:value="0.0182015167930661" calcext:value-type="float">
            <text:p>0.0182015168</text:p>
          </table:table-cell>
          <table:table-cell table:formula="of:=[.B13]/[.E13]" office:value-type="float" office:value="0.00866738894907909" calcext:value-type="float">
            <text:p>0.0086673889</text:p>
          </table:table-cell>
          <table:table-cell table:style-name="ce2" table:formula="of:=([.B13]^2)*[.D13]/[.E13]" office:value-type="float" office:value="0.291224268689057" calcext:value-type="float">
            <text:p>0.291224268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5-2695 v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428" calcext:value-type="float">
            <text:p>2428</text:p>
          </table:table-cell>
          <table:table-cell table:formula="of:=[.B14]*[.D14]/[.E14]" office:value-type="float" office:value="0.0155683690280066" calcext:value-type="float">
            <text:p>0.015568369</text:p>
          </table:table-cell>
          <table:table-cell table:formula="of:=[.B14]/[.E14]" office:value-type="float" office:value="0.00741350906095552" calcext:value-type="float">
            <text:p>0.0074135091</text:p>
          </table:table-cell>
          <table:table-cell table:style-name="ce7" table:formula="of:=([.B14]^2)*[.D14]/[.E14]" office:value-type="float" office:value="0.280230642504119" calcext:value-type="float">
            <text:p>0.2802306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67 v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2057" calcext:value-type="float">
            <text:p>2057</text:p>
          </table:table-cell>
          <table:table-cell table:formula="of:=[.B15]*[.D15]/[.E15]" office:value-type="float" office:value="0.0124453087019932" calcext:value-type="float">
            <text:p>0.0124453087</text:p>
          </table:table-cell>
          <table:table-cell table:formula="of:=[.B15]/[.E15]" office:value-type="float" office:value="0.00388915896937287" calcext:value-type="float">
            <text:p>0.003889159</text:p>
          </table:table-cell>
          <table:table-cell table:style-name="ce10" table:formula="of:=([.B15]^2)*[.D15]/[.E15]" office:value-type="float" office:value="0.0995624696159456" calcext:value-type="float">
            <text:p>0.09956246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7 v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996" calcext:value-type="float">
            <text:p>996</text:p>
          </table:table-cell>
          <table:table-cell table:formula="of:=[.B16]*[.D16]/[.E16]" office:value-type="float" office:value="0.0140562248995984" calcext:value-type="float">
            <text:p>0.0140562249</text:p>
          </table:table-cell>
          <table:table-cell table:formula="of:=[.B16]/[.E16]" office:value-type="float" office:value="0.00401606425702811" calcext:value-type="float">
            <text:p>0.0040160643</text:p>
          </table:table-cell>
          <table:table-cell table:style-name="ce10" table:formula="of:=([.B16]^2)*[.D16]/[.E16]" office:value-type="float" office:value="0.0562248995983936" calcext:value-type="float">
            <text:p>0.0562248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 v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.4</text:p>
          </table:table-cell>
          <table:table-cell office:value-type="float" office:value="4938" calcext:value-type="float">
            <text:p>4938</text:p>
          </table:table-cell>
          <table:table-cell table:formula="of:=[.B17]*[.D17]/[.E17]" office:value-type="float" office:value="0.0106925880923451" calcext:value-type="float">
            <text:p>0.0106925881</text:p>
          </table:table-cell>
          <table:table-cell table:formula="of:=[.B17]/[.E17]" office:value-type="float" office:value="0.00445524503847712" calcext:value-type="float">
            <text:p>0.004455245</text:p>
          </table:table-cell>
          <table:table-cell table:style-name="ce10" table:formula="of:=([.B17]^2)*[.D17]/[.E17]" office:value-type="float" office:value="0.235236938031592" calcext:value-type="float">
            <text:p>0.2352369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7A v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2891" calcext:value-type="float">
            <text:p>2891</text:p>
          </table:table-cell>
          <table:table-cell table:formula="of:=[.B18]*[.D18]/[.E18]" office:value-type="float" office:value="0.0143894846074023" calcext:value-type="float">
            <text:p>0.0143894846</text:p>
          </table:table-cell>
          <table:table-cell table:formula="of:=[.B18]/[.E18]" office:value-type="float" office:value="0.00553441715669319" calcext:value-type="float">
            <text:p>0.0055344172</text:p>
          </table:table-cell>
          <table:table-cell table:style-name="ce10" table:formula="of:=([.B18]^2)*[.D18]/[.E18]" office:value-type="float" office:value="0.230231753718437" calcext:value-type="float">
            <text:p>0.2302317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7 v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2702" calcext:value-type="float">
            <text:p>2702</text:p>
          </table:table-cell>
          <table:table-cell table:formula="of:=[.B19]*[.D19]/[.E19]" office:value-type="float" office:value="0.0153219837157661" calcext:value-type="float">
            <text:p>0.0153219837</text:p>
          </table:table-cell>
          <table:table-cell table:formula="of:=[.B19]/[.E19]" office:value-type="float" office:value="0.00666173205033309" calcext:value-type="float">
            <text:p>0.0066617321</text:p>
          </table:table-cell>
          <table:table-cell table:style-name="ce10" table:formula="of:=([.B19]^2)*[.D19]/[.E19]" office:value-type="float" office:value="0.27579570688379" calcext:value-type="float">
            <text:p>0.27579570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7 v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45" calcext:value-type="float">
            <text:p>2145</text:p>
          </table:table-cell>
          <table:table-cell table:formula="of:=[.B20]*[.D20]/[.E20]" office:value-type="float" office:value="0.0167832167832168" calcext:value-type="float">
            <text:p>0.0167832168</text:p>
          </table:table-cell>
          <table:table-cell table:formula="of:=[.B20]/[.E20]" office:value-type="float" office:value="0.00559440559440559" calcext:value-type="float">
            <text:p>0.0055944056</text:p>
          </table:table-cell>
          <table:table-cell table:style-name="ce10" table:formula="of:=([.B20]^2)*[.D20]/[.E20]" office:value-type="float" office:value="0.201398601398601" calcext:value-type="float">
            <text:p>0.2013986014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office:value-type="string" calcext:value-type="string">
            <text:p>E5-2689 v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float" office:value="2723" calcext:value-type="float">
            <text:p>2723</text:p>
          </table:table-cell>
          <table:table-cell table:formula="of:=[.B21]*[.D21]/[.E21]" office:value-type="float" office:value="0.0113845023870731" calcext:value-type="float">
            <text:p>0.0113845024</text:p>
          </table:table-cell>
          <table:table-cell table:formula="of:=[.B21]/[.E21]" office:value-type="float" office:value="0.00367242012486228" calcext:value-type="float">
            <text:p>0.0036724201</text:p>
          </table:table-cell>
          <table:table-cell table:style-name="ce10" table:formula="of:=([.B21]^2)*[.D21]/[.E21]" office:value-type="float" office:value="0.113845023870731" calcext:value-type="float">
            <text:p>0.1138450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A v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.4</text:p>
          </table:table-cell>
          <table:table-cell office:value-type="float" office:value="4938" calcext:value-type="float">
            <text:p>4938</text:p>
          </table:table-cell>
          <table:table-cell table:formula="of:=[.B22]*[.D22]/[.E22]" office:value-type="float" office:value="0.0106925880923451" calcext:value-type="float">
            <text:p>0.0106925881</text:p>
          </table:table-cell>
          <table:table-cell table:formula="of:=[.B22]/[.E22]" office:value-type="float" office:value="0.00445524503847712" calcext:value-type="float">
            <text:p>0.004455245</text:p>
          </table:table-cell>
          <table:table-cell table:style-name="ce10" table:formula="of:=([.B22]^2)*[.D22]/[.E22]" office:value-type="float" office:value="0.235236938031592" calcext:value-type="float">
            <text:p>0.235236938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E5-2660 v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1447" calcext:value-type="float">
            <text:p>1447</text:p>
          </table:table-cell>
          <table:table-cell table:formula="of:=[.B25]*[.D25]/[.E25]" office:value-type="float" office:value="0.0179682100898411" calcext:value-type="float">
            <text:p>0.0179682101</text:p>
          </table:table-cell>
          <table:table-cell table:formula="of:=[.B25]/[.E25]" office:value-type="float" office:value="0.00691085003455425" calcext:value-type="float">
            <text:p>0.00691085</text:p>
          </table:table-cell>
          <table:table-cell table:formula="of:=([.B25]^2)*[.D25]/[.E25]" office:value-type="float" office:value="0.17968210089841" calcext:value-type="float">
            <text:p>0.1796821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7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1591" calcext:value-type="float">
            <text:p>1591</text:p>
          </table:table-cell>
          <table:table-cell table:formula="of:=[.B26]*[.D26]/[.E26]" office:value-type="float" office:value="0.0173475801382778" calcext:value-type="float">
            <text:p>0.0173475801</text:p>
          </table:table-cell>
          <table:table-cell table:formula="of:=[.B26]/[.E26]" office:value-type="float" office:value="0.00754242614707731" calcext:value-type="float">
            <text:p>0.0075424261</text:p>
          </table:table-cell>
          <table:table-cell table:formula="of:=([.B26]^2)*[.D26]/[.E26]" office:value-type="float" office:value="0.208170961659334" calcext:value-type="float">
            <text:p>0.2081709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80 v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1747" calcext:value-type="float">
            <text:p>1747</text:p>
          </table:table-cell>
          <table:table-cell table:formula="of:=[.B27]*[.D27]/[.E27]" office:value-type="float" office:value="0.0171722953634803" calcext:value-type="float">
            <text:p>0.0171722954</text:p>
          </table:table-cell>
          <table:table-cell table:formula="of:=[.B27]/[.E27]" office:value-type="float" office:value="0.0068689181453921" calcext:value-type="float">
            <text:p>0.0068689181</text:p>
          </table:table-cell>
          <table:table-cell table:formula="of:=([.B27]^2)*[.D27]/[.E27]" office:value-type="float" office:value="0.206067544361763" calcext:value-type="float">
            <text:p>0.2060675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30 v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612" calcext:value-type="float">
            <text:p>612</text:p>
          </table:table-cell>
          <table:table-cell table:formula="of:=[.B28]*[.D28]/[.E28]" office:value-type="float" office:value="0.0313725490196078" calcext:value-type="float">
            <text:p>0.031372549</text:p>
          </table:table-cell>
          <table:table-cell table:formula="of:=[.B28]/[.E28]" office:value-type="float" office:value="0.0130718954248366" calcext:value-type="float">
            <text:p>0.0130718954</text:p>
          </table:table-cell>
          <table:table-cell table:formula="of:=([.B28]^2)*[.D28]/[.E28]" office:value-type="float" office:value="0.250980392156863" calcext:value-type="float">
            <text:p>0.25098039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99 v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table:formula="of:=1591+2752.01" office:value-type="float" office:value="4343.01" calcext:value-type="float">
            <text:p>4343.01</text:p>
          </table:table-cell>
          <table:table-cell table:formula="of:=[.B29]*[.D29]/[.E29]" office:value-type="float" office:value="0.00953255921584339" calcext:value-type="float">
            <text:p>0.0095325592</text:p>
          </table:table-cell>
          <table:table-cell table:formula="of:=[.B29]/[.E29]" office:value-type="float" office:value="0.00414459096341017" calcext:value-type="float">
            <text:p>0.004144591</text:p>
          </table:table-cell>
          <table:table-cell table:formula="of:=([.B29]^2)*[.D29]/[.E29]" office:value-type="float" office:value="0.171586065885181" calcext:value-type="float">
            <text:p>0.1715860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-2643 v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1552" calcext:value-type="float">
            <text:p>1552</text:p>
          </table:table-cell>
          <table:table-cell table:formula="of:=[.B30]*[.D30]/[.E30]" office:value-type="float" office:value="0.0131443298969072" calcext:value-type="float">
            <text:p>0.0131443299</text:p>
          </table:table-cell>
          <table:table-cell table:formula="of:=[.B30]/[.E30]" office:value-type="float" office:value="0.0038659793814433" calcext:value-type="float">
            <text:p>0.0038659794</text:p>
          </table:table-cell>
          <table:table-cell table:style-name="ce10" table:formula="of:=([.B30]^2)*[.D30]/[.E30]" office:value-type="float" office:value="0.0788659793814433" calcext:value-type="float">
            <text:p>0.0788659794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ce2" table:number-columns-repeated="7"/>
          <table:table-cell table:number-columns-repeated="1009"/>
        </table:table-row>
        <table:table-row table:style-name="ro1" table:number-rows-repeated="24">
          <table:table-cell table:number-columns-repeated="1023"/>
        </table:table-row>
        <table:table-row table:style-name="ro1">
          <table:table-cell office:value-type="string" calcext:value-type="string">
            <text:p>Ram DIMM Size</text:p>
          </table:table-cell>
          <table:table-cell office:value-type="string" calcext:value-type="string">
            <text:p>Price/unit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.81" calcext:value-type="float">
            <text:p>331.81</text:p>
          </table:table-cell>
          <table:table-cell/>
          <table:table-cell table:formula="of:=128*1" office:value-type="float" office:value="128" calcext:value-type="float">
            <text:p>128</text:p>
          </table:table-cell>
          <table:table-cell/>
          <table:table-cell table:formula="of:=[.D58]/[.A58]" office:value-type="float" office:value="8" calcext:value-type="float">
            <text:p>8</text:p>
          </table:table-cell>
          <table:table-cell table:formula="of:=[.F58]*[.B58]" office:value-type="float" office:value="2654.48" calcext:value-type="float">
            <text:p>2654.48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63.61" calcext:value-type="float">
            <text:p>663.61</text:p>
          </table:table-cell>
          <table:table-cell table:style-name="ce2" table:number-columns-repeated="3"/>
          <table:table-cell table:style-name="ce2" table:formula="of:=[.D58]/[.A59]" office:value-type="float" office:value="4" calcext:value-type="float">
            <text:p>4</text:p>
          </table:table-cell>
          <table:table-cell table:style-name="ce2" table:formula="of:=[.F59]*[.B59]" office:value-type="float" office:value="2654.44" calcext:value-type="float">
            <text:p>2654.4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.63" calcext:value-type="float">
            <text:p>152.63</text:p>
          </table:table-cell>
          <table:table-cell table:number-columns-repeated="3"/>
          <table:table-cell table:formula="of:=[.D58]/[.A60]" office:value-type="float" office:value="32" calcext:value-type="float">
            <text:p>32</text:p>
          </table:table-cell>
          <table:table-cell table:formula="of:=[.F60]*[.B60]" office:value-type="float" office:value="4884.16" calcext:value-type="float">
            <text:p>4884.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.63" calcext:value-type="float">
            <text:p>225.63</text:p>
          </table:table-cell>
          <table:table-cell table:number-columns-repeated="3"/>
          <table:table-cell table:formula="of:=[.D58]/[.A61]" office:value-type="float" office:value="16" calcext:value-type="float">
            <text:p>16</text:p>
          </table:table-cell>
          <table:table-cell table:formula="of:=[.F61]*[.B61]" office:value-type="float" office:value="3610.08" calcext:value-type="float">
            <text:p>3610.08</text:p>
          </table:table-cell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Harddrives</text:p>
          </table:table-cell>
          <table:table-cell office:value-type="string" calcext:value-type="string">
            <text:p>Price 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total sp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ose per disk size to match 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 expense of Risk w/ max &lt; 6T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Gb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x Case</text:p>
          </table:table-cell>
          <table:table-cell office:value-type="string" calcext:value-type="string">
            <text:p>Size/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x 2 Socke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0 Gb Network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1x2Tb Hard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4x32DIMM RAM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ow many machines? of which type? with how many? of which processor?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tegrate over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/V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 within V</text:p>
          </table:table-cell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32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?read.table</text:p>
          </table:table-cell>
          <table:table-cell office:value-type="string" calcext:value-type="string">
            <text:p>Base Clock</text:p>
          </table:table-cell>
          <table:table-cell office:value-type="string" calcext:value-type="string">
            <text:p>Threads/Uni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udget:</text:p>
          </table:table-cell>
          <table:table-cell office:value-type="float" office:value="23500" calcext:value-type="float">
            <text:p>23500</text:p>
          </table:table-cell>
          <table:table-cell table:number-columns-repeated="2" office:value-type="string" calcext:value-type="string">
            <text:p>fo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TBNLS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56" calcext:value-type="float">
            <text:p>413.56</text:p>
          </table:table-cell>
          <table:table-cell office:value-type="float" office:value="0" calcext:value-type="float">
            <text:p>0</text:p>
          </table:table-cell>
          <table:table-cell table:formula="of:=[.C2]*[.E2]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F2]*[.B2]" office:value-type="float" office:value="0" calcext:value-type="float">
            <text:p>0</text:p>
          </table:table-cell>
          <table:table-cell office:value-type="string" calcext:value-type="string">
            <text:p>Total:</text:p>
          </table:table-cell>
          <table:table-cell table:formula="of:=SUM([.G$1:.G$1048576])" office:value-type="float" office:value="24141.79" calcext:value-type="float">
            <text:p>24141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x32DIM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.48" calcext:value-type="float">
            <text:p>657.48</text:p>
          </table:table-cell>
          <table:table-cell office:value-type="float" office:value="1" calcext:value-type="float">
            <text:p>1</text:p>
          </table:table-cell>
          <table:table-cell table:formula="of:=[.C3]*[.E3]" office:value-type="float" office:value="0" calcext:value-type="float">
            <text:p>0</text:p>
          </table:table-cell>
          <table:table-cell table:formula="of:=[.D3]*[.E3]" office:value-type="float" office:value="657.48" calcext:value-type="float">
            <text:p>657.48</text:p>
          </table:table-cell>
          <table:table-cell table:formula="of:=[.F3]*[.B3]" office:value-type="float" office:value="0" calcext:value-type="float">
            <text:p>0</text:p>
          </table:table-cell>
          <table:table-cell office:value-type="string" calcext:value-type="string">
            <text:p>Remaining:</text:p>
          </table:table-cell>
          <table:table-cell table:formula="of:=[.J1]-[.J2]" office:value-type="float" office:value="-641.790000000001" calcext:value-type="float">
            <text:p>-641.790000000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Hat Cl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formula="of:=[.F4]*[.B4]" office:value-type="float" office:value="0" calcext:value-type="float">
            <text:p>0</text:p>
          </table:table-cell>
          <table:table-cell office:value-type="string" calcext:value-type="string">
            <text:p>Threads:</text:p>
          </table:table-cell>
          <table:table-cell table:formula="of:=SUM([.F$1:.F$1048576])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 Gb Swi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formula="of:=[.F5]*[.B5]" office:value-type="float" office:value="0" calcext:value-type="float">
            <text:p>0</text:p>
          </table:table-cell>
          <table:table-cell office:value-type="string" calcext:value-type="string">
            <text:p>Avg. Clock:</text:p>
          </table:table-cell>
          <table:table-cell table:formula="of:=SUM([.H$1:.H$1048576])/[.J4]" office:value-type="float" office:value="2.22727272727273" calcext:value-type="float">
            <text:p>2.2272727272727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mpute:</text:p>
          </table:table-cell>
          <table:table-cell table:formula="of:=SUM([.H$1:.H$1048576])" office:value-type="float" office:value="392" calcext:value-type="float">
            <text:p>392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4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table:formula="of:=5894.34+124.26" office:value-type="float" office:value="6018.6" calcext:value-type="float">
            <text:p>6018.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formula="of:=[.F10]*[.B10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95v4;4x32DIMM;1x2TB_NLSAS;10GbLowProfile;RedHat;</text:p>
          </table:table-cell>
          <table:table-cell table:style-name="ce21"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table:formula="of:=9168.6+124.26" office:value-type="float" office:value="9292.86" calcext:value-type="float">
            <text:p>9292.8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formula="of:=[.F11]*[.B11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60v4;4x32DIMM;1x2TB_NLSAS;10GbLowProfile;RedHat;</text:p>
          </table:table-cell>
          <table:table-cell office:value-type="float" office:value="2" calcext:value-type="float">
            <text:p>2</text:p>
          </table:table-cell>
          <table:table-cell table:formula="of:=2*28" office:value-type="float" office:value="56" calcext:value-type="float">
            <text:p>56</text:p>
          </table:table-cell>
          <table:table-cell table:formula="of:=7169.85+124.26" office:value-type="float" office:value="7294.11" calcext:value-type="float">
            <text:p>7294.11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formula="of:=[.F12]*[.B12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*28" office:value-type="float" office:value="56" calcext:value-type="float">
            <text:p>56</text:p>
          </table:table-cell>
          <table:table-cell table:formula="of:=7866.78+124.26" office:value-type="float" office:value="7991.04" calcext:value-type="float">
            <text:p>7991.04</text:p>
          </table:table-cell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formula="of:=[.F13]*[.B13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430;2x2690v4;4x32DIMM;1x2TB_NLSAS;10GbLowProfile;RedHat;</text:p>
          </table:table-cell>
          <table:table-cell table:style-name="ce22" office:value-type="float" office:value="2.6" calcext:value-type="float">
            <text:p>2.6</text:p>
          </table:table-cell>
          <table:table-cell table:style-name="ce22" table:formula="of:=2*28" office:value-type="float" office:value="56" calcext:value-type="float">
            <text:p>56</text:p>
          </table:table-cell>
          <table:table-cell table:style-name="ce22" table:formula="of:=8524.27+124.26" office:value-type="float" office:value="8648.53" calcext:value-type="float">
            <text:p>8648.5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14]*[.E14]" office:value-type="float" office:value="56" calcext:value-type="float">
            <text:p>56</text:p>
          </table:table-cell>
          <table:table-cell table:style-name="ce22" table:formula="of:=[.D14]*[.E14]" office:value-type="float" office:value="8648.53" calcext:value-type="float">
            <text:p>8648.53</text:p>
          </table:table-cell>
          <table:table-cell table:style-name="ce22" table:formula="of:=[.F14]*[.B14]" office:value-type="float" office:value="145.6" calcext:value-type="float">
            <text:p>145.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office:value-type="string" calcext:value-type="string">
            <text:p>R430;2x2683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2" office:value-type="float" office:value="64" calcext:value-type="float">
            <text:p>64</text:p>
          </table:table-cell>
          <table:table-cell table:formula="of:=8050.88+124.26" office:value-type="float" office:value="8175.14" calcext:value-type="float">
            <text:p>8175.14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F15]*[.B15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98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0" office:value-type="float" office:value="80" calcext:value-type="float">
            <text:p>80</text:p>
          </table:table-cell>
          <table:table-cell table:formula="of:=11272.55+124.26" office:value-type="float" office:value="11396.81" calcext:value-type="float">
            <text:p>11396.81</text:p>
          </table:table-cell>
          <table:table-cell office:value-type="float" office:value="0" calcext:value-type="float">
            <text:p>0</text:p>
          </table:table-cell>
          <table:table-cell table:formula="of:=[.C16]*[.E16]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F16]*[.B16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5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4" office:value-type="float" office:value="48" calcext:value-type="float">
            <text:p>48</text:p>
          </table:table-cell>
          <table:table-cell table:formula="of:=6709.61+124.26" office:value-type="float" office:value="6833.87" calcext:value-type="float">
            <text:p>6833.87</text:p>
          </table:table-cell>
          <table:table-cell office:value-type="float" office:value="0" calcext:value-type="float">
            <text:p>0</text:p>
          </table:table-cell>
          <table:table-cell table:formula="of:=[.C17]*[.E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F17]*[.B17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4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table:formula="of:=7077.8+124.26" office:value-type="float" office:value="7202.06" calcext:value-type="float">
            <text:p>7202.06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F18]*[.B18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F19]*[.B19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20]*[.E20]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F20]*[.B20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30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20" office:value-type="float" office:value="40" calcext:value-type="float">
            <text:p>40</text:p>
          </table:table-cell>
          <table:table-cell office:value-type="float" office:value="5706.52" calcext:value-type="float">
            <text:p>5706.52</text:p>
          </table:table-cell>
          <table:table-cell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F21]*[.B21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95v4;4x32DIMM;1x2TB_NLSAS;10GbLowProfile;RedHat;</text:p>
          </table:table-cell>
          <table:table-cell office:value-type="float" office:value="2.1" calcext:value-type="float">
            <text:p>2.1</text:p>
          </table:table-cell>
          <table:table-cell table:formula="of:=2*36" office:value-type="float" office:value="72" calcext:value-type="float">
            <text:p>72</text:p>
          </table:table-cell>
          <table:table-cell office:value-type="float" office:value="8971.89" calcext:value-type="float">
            <text:p>8971.89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F22]*[.B22]" office:value-type="float" office:value="0" calcext:value-type="float">
            <text:p>0</text:p>
          </table:table-cell>
          <table:table-cell table:style-name="ce24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530;2x2660v4;4x32DIMM;1x2TB_NLSAS;10GbLowProfile;RedHat;</text:p>
          </table:table-cell>
          <table:table-cell table:style-name="ce22" office:value-type="float" office:value="2" calcext:value-type="float">
            <text:p>2</text:p>
          </table:table-cell>
          <table:table-cell table:style-name="ce23" table:formula="of:=2*28" office:value-type="float" office:value="56" calcext:value-type="float">
            <text:p>56</text:p>
          </table:table-cell>
          <table:table-cell table:style-name="ce22" office:value-type="float" office:value="6978.57" calcext:value-type="float">
            <text:p>6978.5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23]*[.E23]" office:value-type="float" office:value="56" calcext:value-type="float">
            <text:p>56</text:p>
          </table:table-cell>
          <table:table-cell table:style-name="ce22" table:formula="of:=[.D23]*[.E23]" office:value-type="float" office:value="6978.57" calcext:value-type="float">
            <text:p>6978.57</text:p>
          </table:table-cell>
          <table:table-cell table:style-name="ce22" table:formula="of:=[.F23]*[.B23]" office:value-type="float" office:value="112" calcext:value-type="float">
            <text:p>112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80v4;4x32DIMM;1x2TB_NLSAS;10GbLowProfile;RedHat;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table:formula="of:=2*28" office:value-type="float" office:value="56" calcext:value-type="float">
            <text:p>56</text:p>
          </table:table-cell>
          <table:table-cell table:style-name="ce22" office:value-type="float" office:value="7673.61" calcext:value-type="float">
            <text:p>7673.6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*[.E24]" office:value-type="float" office:value="0" calcext:value-type="float">
            <text:p>0</text:p>
          </table:table-cell>
          <table:table-cell table:style-name="ce22" table:formula="of:=[.D24]*[.E24]" office:value-type="float" office:value="0" calcext:value-type="float">
            <text:p>0</text:p>
          </table:table-cell>
          <table:table-cell table:style-name="ce22" table:formula="of:=[.F24]*[.B24]"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83v4;4x32DIMM;1x2TB_NLSAS;10GbLowProfile;RedHat;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table:formula="of:=2*32" office:value-type="float" office:value="64" calcext:value-type="float">
            <text:p>64</text:p>
          </table:table-cell>
          <table:table-cell table:style-name="ce22" office:value-type="float" office:value="7857.21" calcext:value-type="float">
            <text:p>7857.2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C25]*[.E25]" office:value-type="float" office:value="64" calcext:value-type="float">
            <text:p>64</text:p>
          </table:table-cell>
          <table:table-cell table:style-name="ce22" table:formula="of:=[.D25]*[.E25]" office:value-type="float" office:value="7857.21" calcext:value-type="float">
            <text:p>7857.21</text:p>
          </table:table-cell>
          <table:table-cell table:style-name="ce22" table:formula="of:=[.F25]*[.B25]" office:value-type="float" office:value="134.4" calcext:value-type="float">
            <text:p>134.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008"/>
        </table:table-row>
        <table:table-row table:style-name="ro1">
          <table:table-cell table:style-name="ce22" office:value-type="string" calcext:value-type="string">
            <text:p>R530;2x2650v4;4x32DIMM;1x2TB_NLSAS;10GbLowProfile;RedHat;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table:formula="of:=2*24" office:value-type="float" office:value="48" calcext:value-type="float">
            <text:p>48</text:p>
          </table:table-cell>
          <table:table-cell table:style-name="ce22" office:value-type="float" office:value="6519.59" calcext:value-type="float">
            <text:p>6519.59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6]*[.E26]" office:value-type="float" office:value="0" calcext:value-type="float">
            <text:p>0</text:p>
          </table:table-cell>
          <table:table-cell table:style-name="ce22" table:formula="of:=[.D26]*[.E26]" office:value-type="float" office:value="0" calcext:value-type="float">
            <text:p>0</text:p>
          </table:table-cell>
          <table:table-cell table:style-name="ce22" table:formula="of:=[.F26]*[.B26]"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table:number-columns-repeated="1008"/>
        </table:table-row>
        <table:table-row table:style-name="ro1">
          <table:table-cell office:value-type="string" calcext:value-type="string">
            <text:p>R530;2x2650Lv4;4x32DIMM;1x2TB_NLSAS;10GbLowProfile;RedHat;</text:p>
          </table:table-cell>
          <table:table-cell office:value-type="float" office:value="1.7" calcext:value-type="float">
            <text:p>1.7</text:p>
          </table:table-cell>
          <table:table-cell table:formula="of:=2*28" office:value-type="float" office:value="56" calcext:value-type="float">
            <text:p>56</text:p>
          </table:table-cell>
          <table:table-cell office:value-type="float" office:value="6886.78" calcext:value-type="float">
            <text:p>6886.7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formula="of:=[.F27]*[.B27]" office:value-type="float" office:value="0" calcext:value-type="float">
            <text:p>0</text:p>
          </table:table-cell>
          <table:table-cell table:style-name="ce2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530;2x2630v3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16*2" office:value-type="float" office:value="32" calcext:value-type="float">
            <text:p>32</text:p>
          </table:table-cell>
          <table:table-cell office:value-type="float" office:value="5680.29" calcext:value-type="float">
            <text:p>5680.29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formula="of:=[.F28]*[.B28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formula="of:=[.F29]*[.B29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formula="of:=[.F30]*[.B30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70v3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8617" calcext:value-type="float">
            <text:p>8617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formula="of:=[.F31]*[.B31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8920.61" calcext:value-type="float">
            <text:p>8920.61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formula="of:=[.F32]*[.B32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9v3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36*2" office:value-type="float" office:value="72" calcext:value-type="float">
            <text:p>72</text:p>
          </table:table-cell>
          <table:table-cell office:value-type="float" office:value="14121.06" calcext:value-type="float">
            <text:p>14121.06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formula="of:=[.F33]*[.B33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0*2" office:value-type="float" office:value="40" calcext:value-type="float">
            <text:p>40</text:p>
          </table:table-cell>
          <table:table-cell office:value-type="float" office:value="7468.71" calcext:value-type="float">
            <text:p>7468.71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formula="of:=[.F34]*[.B34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67v4;4x32DIMM;1x2TB_NLSAS;10GbLowProfile;RedHat;</text:p>
          </table:table-cell>
          <table:table-cell office:value-type="float" office:value="3.2" calcext:value-type="float">
            <text:p>3.2</text:p>
          </table:table-cell>
          <table:table-cell table:formula="of:=2*16" office:value-type="float" office:value="32" calcext:value-type="float">
            <text:p>32</text:p>
          </table:table-cell>
          <table:table-cell office:value-type="float" office:value="9620.16" calcext:value-type="float">
            <text:p>9620.16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formula="of:=[.F35]*[.B35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0v4;4x32DIMM;1x2TB_NLSAS;10GbLowProfile;RedHat;</text:p>
          </table:table-cell>
          <table:table-cell office:value-type="float" office:value="2.4" calcext:value-type="float">
            <text:p>2.4</text:p>
          </table:table-cell>
          <table:table-cell table:formula="of:=28*2" office:value-type="float" office:value="56" calcext:value-type="float">
            <text:p>56</text:p>
          </table:table-cell>
          <table:table-cell office:value-type="float" office:value="8986.61" calcext:value-type="float">
            <text:p>8986.61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formula="of:=[.F36]*[.B36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37v4;4x32DIMM;1x2TB_NLSAS;10GbLowProfile;RedHat;</text:p>
          </table:table-cell>
          <table:table-cell office:value-type="float" office:value="3.5" calcext:value-type="float">
            <text:p>3.5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7666.7" calcext:value-type="float">
            <text:p>7666.7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formula="of:=[.F37]*[.B37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8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0" office:value-type="float" office:value="80" calcext:value-type="float">
            <text:p>80</text:p>
          </table:table-cell>
          <table:table-cell office:value-type="float" office:value="12405.17" calcext:value-type="float">
            <text:p>12405.17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formula="of:=[.F38]*[.B38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9v4;4x32DIMM;1x2TB_NLSAS;10GbLowProfile;RedHat;</text:p>
          </table:table-cell>
          <table:table-cell office:value-type="float" office:value="2.2" calcext:value-type="float">
            <text:p>2.2</text:p>
          </table:table-cell>
          <table:table-cell table:formula="of:=2*44" office:value-type="float" office:value="88" calcext:value-type="float">
            <text:p>88</text:p>
          </table:table-cell>
          <table:table-cell office:value-type="float" office:value="14292.65" calcext:value-type="float">
            <text:p>14292.65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formula="of:=[.F39]*[.B39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3v4;4x32DIMM;1x2TB_NLSAS;10GbLowProfile;RedHat;</text:p>
          </table:table-cell>
          <table:table-cell office:value-type="float" office:value="3.4" calcext:value-type="float">
            <text:p>3.4</text:p>
          </table:table-cell>
          <table:table-cell table:formula="of:=12*2" office:value-type="float" office:value="24" calcext:value-type="float">
            <text:p>24</text:p>
          </table:table-cell>
          <table:table-cell office:value-type="float" office:value="8762.22" calcext:value-type="float">
            <text:p>8762.22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formula="of:=[.F40]*[.B40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0v4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28*2" office:value-type="float" office:value="56" calcext:value-type="float">
            <text:p>56</text:p>
          </table:table-cell>
          <table:table-cell office:value-type="float" office:value="9646.56" calcext:value-type="float">
            <text:p>9646.56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formula="of:=[.F41]*[.B41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7Av4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32*2" office:value-type="float" office:value="64" calcext:value-type="float">
            <text:p>64</text:p>
          </table:table-cell>
          <table:table-cell office:value-type="float" office:value="11428.44" calcext:value-type="float">
            <text:p>11428.44</text:p>
          </table:table-cell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formula="of:=[.F42]*[.B42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97v4;4x32DIMM;1x2TB_NLSAS;10GbLowProfile;RedHat;</text:p>
          </table:table-cell>
          <table:table-cell office:value-type="float" office:value="2.3" calcext:value-type="float">
            <text:p>2.3</text:p>
          </table:table-cell>
          <table:table-cell table:formula="of:=36*2" office:value-type="float" office:value="72" calcext:value-type="float">
            <text:p>72</text:p>
          </table:table-cell>
          <table:table-cell office:value-type="float" office:value="11019.27" calcext:value-type="float">
            <text:p>11019.27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formula="of:=[.F43]*[.B43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7v4;4x32DIMM;1x2TB_NLSAS;10GbLowProfile;RedHat;</text:p>
          </table:table-cell>
          <table:table-cell office:value-type="float" office:value="3" calcext:value-type="float">
            <text:p>3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567.37" calcext:value-type="float">
            <text:p>9567.37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formula="of:=[.F44]*[.B44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89v4;4x32DIMM;1x2TB_NLSAS;10GbLowProfile;RedHat;</text:p>
          </table:table-cell>
          <table:table-cell office:value-type="float" office:value="3.1" calcext:value-type="float">
            <text:p>3.1</text:p>
          </table:table-cell>
          <table:table-cell table:formula="of:=20*2" office:value-type="float" office:value="40" calcext:value-type="float">
            <text:p>40</text:p>
          </table:table-cell>
          <table:table-cell office:value-type="float" office:value="11402.04" calcext:value-type="float">
            <text:p>11402.04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formula="of:=[.F45]*[.B45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43v3;4x32DIMM;1x2TB_NLSAS;10GbLowProfile;RedHat;</text:p>
          </table:table-cell>
          <table:table-cell office:value-type="float" office:value="3.4" calcext:value-type="float">
            <text:p>3.4</text:p>
          </table:table-cell>
          <table:table-cell table:formula="of:=2*12" office:value-type="float" office:value="24" calcext:value-type="float">
            <text:p>24</text:p>
          </table:table-cell>
          <table:table-cell office:value-type="float" office:value="8696.23" calcext:value-type="float">
            <text:p>8696.2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formula="of:=[.F46]*[.B46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;2x2660v3;4x32DIMM;1x2TB_NLSAS;10GbLowProfile;RedHat;</text:p>
          </table:table-cell>
          <table:table-cell office:value-type="float" office:value="2.6" calcext:value-type="float">
            <text:p>2.6</text:p>
          </table:table-cell>
          <table:table-cell table:formula="of:=2*20" office:value-type="float" office:value="40" calcext:value-type="float">
            <text:p>40</text:p>
          </table:table-cell>
          <table:table-cell office:value-type="float" office:value="8234.26" calcext:value-type="float">
            <text:p>8234.26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formula="of:=[.F47]*[.B47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formula="of:=[.F48]*[.B48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730xd;2x2680v4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653.48" calcext:value-type="float">
            <text:p>9653.48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formula="of:=[.F49]*[.B49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formula="of:=[.F50]*[.B50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6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9184.56" calcext:value-type="float">
            <text:p>9184.56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formula="of:=[.F51]*[.B51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formula="of:=[.D52]*[.E52]" office:value-type="float" office:value="0" calcext:value-type="float">
            <text:p>0</text:p>
          </table:table-cell>
          <table:table-cell table:formula="of:=[.F52]*[.B52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630;2x2680v3;4x32DIMM;1x2TB_NLSAS;10GbLowProfile;RedHat;</text:p>
          </table:table-cell>
          <table:table-cell office:value-type="float" office:value="2.5" calcext:value-type="float">
            <text:p>2.5</text:p>
          </table:table-cell>
          <table:table-cell table:formula="of:=24*2" office:value-type="float" office:value="48" calcext:value-type="float">
            <text:p>48</text:p>
          </table:table-cell>
          <table:table-cell office:value-type="float" office:value="8311.07" calcext:value-type="float">
            <text:p>8311.07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formula="of:=[.D53]*[.E53]" office:value-type="float" office:value="0" calcext:value-type="float">
            <text:p>0</text:p>
          </table:table-cell>
          <table:table-cell table:formula="of:=[.F53]*[.B53]" office:value-type="float" office:value="0" calcext:value-type="float">
            <text:p>0</text:p>
          </table:table-cell>
          <table:table-cell table:style-name="ce2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24"/>
          <table:table-cell table:number-columns-repeated="3"/>
          <table:table-cell table:style-name="ce24" table:number-columns-repeated="2"/>
          <table:table-cell/>
          <table:table-cell table:style-name="ce24"/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Threads:</text:p>
          </table:table-cell>
          <table:table-cell table:style-name="ce24" office:value-type="float" office:value="168" calcext:value-type="float">
            <text:p>168</text:p>
          </table:table-cell>
          <table:table-cell table:number-columns-repeated="3" office:value-type="float" office:value="184" calcext:value-type="float">
            <text:p>18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table:style-name="ce24"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Avg. Clock:</text:p>
          </table:table-cell>
          <table:table-cell table:style-name="ce24" office:value-type="float" office:value="2.2" calcext:value-type="float">
            <text:p>2.2</text:p>
          </table:table-cell>
          <table:table-cell office:value-type="float" office:value="1.978" calcext:value-type="float">
            <text:p>1.978</text:p>
          </table:table-cell>
          <table:table-cell office:value-type="float" office:value="1.948" calcext:value-type="float">
            <text:p>1.948</text:p>
          </table:table-cell>
          <table:table-cell office:value-type="float" office:value="2.07" calcext:value-type="float">
            <text:p>2.07</text:p>
          </table:table-cell>
          <table:table-cell table:style-name="ce24" office:value-type="float" office:value="2.41" calcext:value-type="float">
            <text:p>2.41</text:p>
          </table:table-cell>
          <table:table-cell table:style-name="ce24" office:value-type="float" office:value="2.1" calcext:value-type="float">
            <text:p>2.1</text:p>
          </table:table-cell>
          <table:table-cell office:value-type="float" office:value="2.132" calcext:value-type="float">
            <text:p>2.132</text:p>
          </table:table-cell>
          <table:table-cell table:style-name="ce24" office:value-type="float" office:value="2.23" calcext:value-type="float">
            <text:p>2.2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Compute:</text:p>
          </table:table-cell>
          <table:table-cell table:style-name="ce24" table:formula="of:=[.I57]*[.I56]" office:value-type="float" office:value="369.6" calcext:value-type="float">
            <text:p>369.6</text:p>
          </table:table-cell>
          <table:table-cell table:formula="of:=[.J57]*[.J56]" office:value-type="float" office:value="363.952" calcext:value-type="float">
            <text:p>363.952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table:style-name="ce24" office:value-type="float" office:value="385.6" calcext:value-type="float">
            <text:p>385.6</text:p>
          </table:table-cell>
          <table:table-cell table:style-name="ce24" office:value-type="float" office:value="403.2" calcext:value-type="float">
            <text:p>403.2</text:p>
          </table:table-cell>
          <table:table-cell office:value-type="float" office:value="375.2" calcext:value-type="float">
            <text:p>375.2</text:p>
          </table:table-cell>
          <table:table-cell table:style-name="ce24" office:value-type="float" office:value="392" calcext:value-type="float">
            <text:p>392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thread</text:p>
          </table:table-cell>
          <table:table-cell office:value-type="string" calcext:value-type="string">
            <text:p>thread^1.1*clock</text:p>
          </table:table-cell>
          <table:table-cell office:value-type="string" calcext:value-type="string">
            <text:p>thread * clock</text:p>
          </table:table-cell>
          <table:table-cell table:number-columns-repeated="2"/>
          <table:table-cell office:value-type="string" calcext:value-type="string">
            <text:p>max threads given R430;2x2690v4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thread</text:p>
          </table:table-cell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3:32:18.61508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16:26.012903344</meta:creation-date>
    <dc:date>2017-07-12T13:35:56.616051744</dc:date>
    <meta:editing-duration>PT5H40M46S</meta:editing-duration>
    <meta:editing-cycles>13</meta:editing-cycles>
    <meta:generator>LibreOffice/5.3.3.2$Linux_X86_64 LibreOffice_project/30m0$Build-2</meta:generator>
    <meta:document-statistic meta:table-count="2" meta:cell-count="894" meta:object-count="0"/>
  </office:meta>
</office:document-meta>
</file>